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ndale Mono1" svg:font-family="'Andale Mono'" style:font-pitch="fixed"/>
    <style:font-face style:name="Andale Mono2" svg:font-family="'Andale Mono'" style:font-adornments="Regular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2e0ae" draw:opacity="50%" draw:textarea-horizontal-align="justify" draw:textarea-vertical-align="middle" draw:auto-grow-height="false" fo:min-height="12.128cm" fo:min-width="18.99cm" draw:shadow-opacity="50%"/>
    </style:style>
    <style:style style:name="gr2" style:family="graphic" style:parent-style-name="standard">
      <style:graphic-properties svg:stroke-color="#fff200" draw:fill="solid" draw:fill-color="#fff685" draw:textarea-horizontal-align="justify" draw:textarea-vertical-align="middle" draw:auto-grow-height="false" fo:min-height="1.126cm" fo:min-width="5.194cm"/>
      <style:paragraph-properties style:writing-mode="lr-tb"/>
    </style:style>
    <style:style style:name="gr3" style:family="graphic" style:parent-style-name="standard">
      <style:graphic-properties svg:stroke-color="#fff200" draw:fill="solid" draw:fill-color="#fff685" draw:textarea-horizontal-align="justify" draw:textarea-vertical-align="middle" draw:auto-grow-height="false" fo:min-height="1.126cm" fo:min-width="6.15cm"/>
      <style:paragraph-properties style:writing-mode="lr-tb"/>
    </style:style>
    <style:style style:name="gr4" style:family="graphic" style:parent-style-name="objectwithoutfill">
      <style:graphic-properties svg:stroke-color="#000000" draw:marker-end="Arrow" draw:fill="none" draw:textarea-vertical-align="middle"/>
    </style:style>
    <style:style style:name="gr5" style:family="graphic" style:parent-style-name="standard">
      <style:graphic-properties svg:stroke-color="#ed1c24" draw:fill="solid" draw:fill-color="#f8aa97" draw:textarea-horizontal-align="justify" draw:textarea-vertical-align="middle" draw:auto-grow-height="false" fo:min-height="0.668cm" fo:min-width="5.652cm"/>
      <style:paragraph-properties style:writing-mode="lr-tb"/>
    </style:style>
    <style:style style:name="gr6" style:family="graphic" style:parent-style-name="standard">
      <style:graphic-properties draw:fill="solid" draw:fill-color="#c2e0ae" draw:opacity="50%" draw:textarea-horizontal-align="justify" draw:textarea-vertical-align="middle" draw:auto-grow-height="false" fo:min-height="0.575cm" fo:min-width="1.698cm" draw:shadow-opacity="50%"/>
    </style:style>
    <style:style style:name="gr7" style:family="graphic" style:parent-style-name="standard">
      <style:graphic-properties svg:stroke-color="#fff200" draw:fill="solid" draw:fill-color="#fff685" draw:textarea-horizontal-align="justify" draw:textarea-vertical-align="middle" draw:auto-grow-height="false" fo:min-height="0.528cm" fo:min-width="1.802cm"/>
    </style:style>
    <style:style style:name="gr8" style:family="graphic" style:parent-style-name="standard">
      <style:graphic-properties svg:stroke-color="#ed1c24" draw:fill="solid" draw:fill-color="#f8aa97" draw:textarea-horizontal-align="justify" draw:textarea-vertical-align="middle" draw:auto-grow-height="false" fo:min-height="0.668cm" fo:min-width="1.334cm"/>
    </style:style>
    <style:style style:name="gr9" style:family="graphic" style:parent-style-name="standard">
      <style:graphic-properties svg:stroke-color="#ed1c24" draw:fill="solid" draw:fill-color="#f8aa97" draw:textarea-horizontal-align="justify" draw:textarea-vertical-align="middle" draw:auto-grow-height="false" fo:min-height="0.668cm" fo:min-width="7.1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2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3" style:family="graphic" style:parent-style-name="objectwithoutfill">
      <style:graphic-properties draw:stroke="dash" draw:stroke-dash="Ultrafine_20_2_20_Dots_20_3_20_Dashes" svg:stroke-color="#000000" draw:fill="none" draw:textarea-vertical-align="middle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 draw:fill-color="#c2e0ae" draw:opacity="5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685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8aa97"/>
      <style:paragraph-properties fo:text-align="center"/>
      <style:text-properties style:font-name="Andale Mono2" fo:font-size="14pt" style:font-size-asian="18pt" style:font-size-complex="18pt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loext:graphic-properties draw:fill-color="#ffffff"/>
    </style:style>
    <style:style style:name="T1" style:family="text">
      <style:text-properties style:font-name="Andale Mono2" fo:font-size="14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20.828cm" svg:height="13.716cm" svg:x="0.362cm" svg:y="3.2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5.842cm" svg:height="1.524cm" svg:x="1.27cm" svg:y="9.568cm">
            <text:p text:style-name="P2">chunk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6.798cm" svg:height="1.524cm" svg:x="7.788cm" svg:y="14.094cm">
            <text:p text:style-name="P2">Association Analysi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4" draw:text-style-name="P4" draw:layer="layout" svg:width="4.504cm" svg:height="2.842cm" draw:transform="rotate (-1.35978602022878) translate (6.84433718767784cm 10.4964548974818cm)" svg:viewBox="0 0 4505 2843" svg:d="M0 2843c3637 0 4505-2843 4505-2843">
            <text:p/>
          </draw:path>
          <draw:line draw:style-name="gr4" draw:text-style-name="P4" draw:layer="layout" svg:x1="3.822cm" svg:y1="1.934cm" svg:x2="3.81cm" svg:y2="9.568cm">
            <text:p/>
          </draw:line>
          <draw:custom-shape draw:style-name="gr5" draw:text-style-name="P5" draw:layer="layout" svg:width="6.25cm" svg:height="1.016cm" svg:x="0.508cm" svg:y="0.932cm">
            <text:p text:style-name="P2"><text:span text:style-name="T1">SkipChunking:fals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2.286cm" svg:height="0.913cm" svg:x="3.424cm" svg:y="18.59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3" draw:layer="layout" svg:width="2.386cm" svg:height="0.862cm" svg:x="3.316cm" svg:y="20.0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5" draw:layer="layout" svg:width="1.932cm" svg:height="1.016cm" svg:x="13.602cm" svg:y="18.63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4" draw:layer="layout" svg:x1="13.613cm" svg:y1="20.691cm" svg:x2="15.629cm" svg:y2="20.691cm">
            <text:p/>
          </draw:line>
          <draw:custom-shape draw:style-name="gr9" draw:text-style-name="P5" draw:layer="layout" svg:width="7.728cm" svg:height="1.016cm" svg:x="7.058cm" svg:y="11.635cm">
            <text:p text:style-name="P2"><text:span text:style-name="T1">GenerateAssociations:tru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4" draw:layer="layout" svg:x1="10.922cm" svg:y1="12.734cm" svg:x2="10.922cm" svg:y2="14.094cm">
            <text:p/>
          </draw:line>
          <draw:frame draw:style-name="gr10" draw:text-style-name="P6" draw:layer="layout" svg:width="6.792cm" svg:height="1.673cm" svg:x="6.21cm" svg:y="18.286cm">
            <draw:text-box>
              <text:p text:style-name="P2">concurrently runs as dependencies are met</text:p>
            </draw:text-box>
          </draw:frame>
          <draw:frame draw:style-name="gr11" draw:text-style-name="P6" draw:layer="layout" svg:width="6.792cm" svg:height="0.977cm" svg:x="6.01cm" svg:y="20.087cm">
            <draw:text-box>
              <text:p text:style-name="P2">groups of functions</text:p>
            </draw:text-box>
          </draw:frame>
          <draw:frame draw:style-name="gr12" draw:text-style-name="P7" draw:layer="layout" svg:width="1.016cm" svg:height="0.962cm" svg:x="15.64cm" svg:y="20.214cm">
            <draw:text-box>
              <text:p><text:span text:style-name="T2">=</text:span></text:p>
            </draw:text-box>
          </draw:frame>
          <draw:frame draw:style-name="gr12" draw:text-style-name="P7" draw:layer="layout" svg:width="1.016cm" svg:height="0.962cm" svg:x="5.74cm" svg:y="18.514cm">
            <draw:text-box>
              <text:p><text:span text:style-name="T2">=</text:span></text:p>
            </draw:text-box>
          </draw:frame>
          <draw:frame draw:style-name="gr12" draw:text-style-name="P7" draw:layer="layout" svg:width="1.016cm" svg:height="0.962cm" svg:x="5.84cm" svg:y="20.114cm">
            <draw:text-box>
              <text:p><text:span text:style-name="T2">=</text:span></text:p>
            </draw:text-box>
          </draw:frame>
          <draw:frame draw:style-name="gr12" draw:text-style-name="P7" draw:layer="layout" svg:width="1.016cm" svg:height="0.962cm" svg:x="15.64cm" svg:y="18.714cm">
            <draw:text-box>
              <text:p><text:span text:style-name="T2">=</text:span></text:p>
            </draw:text-box>
          </draw:frame>
          <draw:frame draw:style-name="gr11" draw:text-style-name="P6" draw:layer="layout" svg:width="6.792cm" svg:height="0.977cm" svg:x="14.81cm" svg:y="18.688cm">
            <draw:text-box>
              <text:p text:style-name="P2">logic check</text:p>
            </draw:text-box>
          </draw:frame>
          <draw:frame draw:style-name="gr11" draw:text-style-name="P6" draw:layer="layout" svg:width="6.792cm" svg:height="0.977cm" svg:x="14.91cm" svg:y="20.188cm">
            <draw:text-box>
              <text:p text:style-name="P2">dependency</text:p>
            </draw:text-box>
          </draw:frame>
          <draw:frame draw:style-name="gr12" draw:text-style-name="P7" draw:layer="layout" svg:width="2.032cm" svg:height="0.962cm" svg:x="0.908cm" svg:y="19.24cm">
            <draw:text-box>
              <text:p><text:span text:style-name="T2">Key:</text:span></text:p>
            </draw:text-box>
          </draw:frame>
          <draw:line draw:style-name="gr13" draw:text-style-name="P4" draw:layer="layout" svg:x1="0.662cm" svg:y1="17.562cm" svg:x2="20.728cm" svg:y2="17.562cm">
            <text:p/>
          </draw:line>
        </draw:g>
        <presentation:notes draw:style-name="dp2">
          <draw:page-thumbnail draw:style-name="gr14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ndale Mono1" svg:font-family="'Andale Mono'" style:font-pitch="fixed"/>
    <style:font-face style:name="Andale Mono2" svg:font-family="'Andale Mono'" style:font-adornments="Regular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1cm" fo:margin-bottom="0cm" fo:text-indent="0cm"/>
      <style:text-properties fo:font-size="49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2cm" fo:margin-bottom="0cm" fo:text-indent="0cm"/>
      <style:text-properties fo:font-size="42.5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5cm" fo:margin-bottom="0cm" fo:text-indent="0cm"/>
      <style:text-properties fo:font-size="35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.59cm" fo:page-height="22.86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55cm" svg:height="7.047cm" svg:x="2.319cm" svg:y="2.397cm"/>
      <draw:page-thumbnail draw:layer="backgroundobjects" svg:width="6.655cm" svg:height="7.047cm" svg:x="2.319cm" svg:y="10.445cm"/>
      <draw:page-thumbnail draw:layer="backgroundobjects" svg:width="6.655cm" svg:height="7.047cm" svg:x="2.319cm" svg:y="18.493cm"/>
      <draw:page-thumbnail draw:layer="backgroundobjects" svg:width="6.655cm" svg:height="7.047cm" svg:x="12.614cm" svg:y="2.397cm"/>
      <draw:page-thumbnail draw:layer="backgroundobjects" svg:width="6.655cm" svg:height="7.047cm" svg:x="12.614cm" svg:y="10.445cm"/>
      <draw:page-thumbnail draw:layer="backgroundobjects" svg:width="6.655cm" svg:height="7.047cm" svg:x="12.614cm" svg:y="18.493cm"/>
    </style:handout-master>
    <style:master-page style:name="Default" style:page-layout-name="PM1" draw:style-name="Mdp1">
      <draw:frame presentation:style-name="Default-title" draw:layer="backgroundobjects" svg:width="19.43cm" svg:height="4.672cm" svg:x="1.079cm" svg:y="1.116cm" presentation:class="title" presentation:placeholder="true">
        <draw:text-box/>
      </draw:frame>
      <draw:frame presentation:style-name="Default-outline1" draw:layer="backgroundobjects" svg:width="19.43cm" svg:height="16.233cm" svg:x="1.079cm" svg:y="6.549cm" presentation:class="outline" presentation:placeholder="true">
        <draw:text-box/>
      </draw:frame>
      <draw:frame presentation:style-name="Mpr1" draw:text-style-name="MP2" draw:layer="backgroundobjects" svg:width="5.03cm" svg:height="1.928cm" svg:x="1.079cm" svg:y="25.49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843cm" svg:height="1.928cm" svg:x="7.383cm" svg:y="25.49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03cm" svg:height="1.928cm" svg:x="15.48cm" svg:y="25.49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1-05T16:03:53.583584588</meta:creation-date>
    <dc:date>2021-05-04T23:52:48.572566276</dc:date>
    <meta:editing-duration>PT7M52S</meta:editing-duration>
    <meta:editing-cycles>4</meta:editing-cycles>
    <meta:generator>LibreOffice/7.1.2.2$Linux_X86_64 LibreOffice_project/5751006d328844ba3fa6124ed263bbf122f0788a</meta:generator>
    <meta:document-statistic meta:object-count="46"/>
  </office:meta>
</office:document-meta>
</file>